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text-properties officeooo:rsid="001248e0" officeooo:paragraph-rsid="001248e0"/>
    </style:style>
    <style:style style:name="P3"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4" style:family="paragraph" style:parent-style-name="Standard">
      <style:text-properties fo:color="#dc2300" fo:font-size="16pt" officeooo:rsid="0010d55c" officeooo:paragraph-rsid="0010d55c" style:font-size-asian="16pt" style:font-size-complex="16pt"/>
    </style:style>
    <style:style style:name="P5" style:family="paragraph" style:parent-style-name="Standard">
      <style:text-properties fo:color="#0000ff" fo:font-size="14pt" officeooo:rsid="001248e0" officeooo:paragraph-rsid="001248e0" style:font-size-asian="14pt" style:font-size-complex="14pt"/>
    </style:style>
    <style:style style:name="P6" style:family="paragraph" style:parent-style-name="Standard">
      <style:text-properties fo:color="#0000ff" fo:font-size="14pt" officeooo:rsid="00179611" officeooo:paragraph-rsid="00179611" style:font-size-asian="14pt" style:font-size-complex="14pt"/>
    </style:style>
    <style:style style:name="P7" style:family="paragraph" style:parent-style-name="Standard">
      <style:paragraph-properties fo:text-align="start" style:justify-single-word="false"/>
      <style:text-properties fo:color="#0000ff" fo:font-size="14pt" officeooo:rsid="00179611" officeooo:paragraph-rsid="00179611" style:font-size-asian="14pt" style:font-size-complex="14pt"/>
    </style:style>
    <style:style style:name="P8" style:family="paragraph" style:parent-style-name="Standard">
      <style:text-properties fo:color="#0000ff" fo:font-size="14pt" officeooo:rsid="0019cac0" officeooo:paragraph-rsid="0019cac0" style:font-size-asian="14pt" style:font-size-complex="14pt"/>
    </style:style>
    <style:style style:name="P9" style:family="paragraph" style:parent-style-name="Standard">
      <style:text-properties fo:color="#0000ff" fo:font-size="14pt" officeooo:rsid="00126ec4" officeooo:paragraph-rsid="00126ec4" style:font-size-asian="12.25pt" style:font-size-complex="14pt"/>
    </style:style>
    <style:style style:name="P10" style:family="paragraph" style:parent-style-name="Standard">
      <style:text-properties fo:color="#0000ff" fo:font-size="14pt" officeooo:rsid="00126ec4" officeooo:paragraph-rsid="00138c8f" style:font-size-asian="12.25pt" style:font-size-complex="14pt"/>
    </style:style>
    <style:style style:name="P11" style:family="paragraph" style:parent-style-name="Standard">
      <style:paragraph-properties fo:text-align="center" style:justify-single-word="false"/>
      <style:text-properties fo:color="#0000ff" officeooo:rsid="00179611" officeooo:paragraph-rsid="00179611"/>
    </style:style>
    <style:style style:name="P12" style:family="paragraph" style:parent-style-name="Standard">
      <style:paragraph-properties fo:text-align="start" style:justify-single-word="false"/>
      <style:text-properties fo:color="#0000ff" officeooo:rsid="00179611" officeooo:paragraph-rsid="00179611"/>
    </style:style>
    <style:style style:name="P13" style:family="paragraph" style:parent-style-name="Standard">
      <style:text-properties fo:color="#000000" officeooo:rsid="001248e0" officeooo:paragraph-rsid="001248e0"/>
    </style:style>
    <style:style style:name="P14" style:family="paragraph" style:parent-style-name="Standard">
      <style:text-properties fo:color="#000000" officeooo:rsid="0010d55c" officeooo:paragraph-rsid="0010d55c"/>
    </style:style>
    <style:style style:name="P15" style:family="paragraph" style:parent-style-name="Standard">
      <style:text-properties fo:color="#000000" officeooo:rsid="00126530" officeooo:paragraph-rsid="00126530"/>
    </style:style>
    <style:style style:name="P16" style:family="paragraph" style:parent-style-name="Standard">
      <style:text-properties fo:color="#000000" fo:font-size="12pt" officeooo:rsid="00126ec4" officeooo:paragraph-rsid="00126ec4" style:font-size-asian="10.5pt" style:font-size-complex="12pt"/>
    </style:style>
    <style:style style:name="P17" style:family="paragraph" style:parent-style-name="Standard">
      <style:paragraph-properties fo:text-align="center" style:justify-single-word="false"/>
      <style:text-properties fo:color="#000000" officeooo:rsid="00179611" officeooo:paragraph-rsid="00179611"/>
    </style:style>
    <style:style style:name="P18" style:family="paragraph" style:parent-style-name="Standard">
      <style:paragraph-properties fo:text-align="start" style:justify-single-word="false"/>
      <style:text-properties fo:color="#000000" officeooo:rsid="00179611" officeooo:paragraph-rsid="00179611"/>
    </style:style>
    <style:style style:name="P19" style:family="paragraph" style:parent-style-name="Standard">
      <style:paragraph-properties fo:text-align="center" style:justify-single-word="false"/>
      <style:text-properties fo:color="#000000"/>
    </style:style>
    <style:style style:name="P20" style:family="paragraph" style:parent-style-name="Standard">
      <style:paragraph-properties fo:text-align="center" style:justify-single-word="false"/>
      <style:text-properties fo:color="#000000" officeooo:rsid="0019cac0"/>
    </style:style>
    <style:style style:name="P21" style:family="paragraph" style:parent-style-name="Standard">
      <style:paragraph-properties fo:text-align="center" style:justify-single-word="false"/>
      <style:text-properties fo:color="#000000" officeooo:rsid="001b9f91"/>
    </style:style>
    <style:style style:name="P22" style:family="paragraph" style:parent-style-name="Standard">
      <style:text-properties fo:color="#ff0000" fo:font-size="16pt" officeooo:rsid="00126530" officeooo:paragraph-rsid="00126530" style:font-size-asian="14pt" style:font-size-complex="16pt"/>
    </style:style>
    <style:style style:name="P23" style:family="paragraph" style:parent-style-name="Standard">
      <style:text-properties fo:color="#ff0000" fo:font-size="16pt" officeooo:rsid="00167250" officeooo:paragraph-rsid="00167250" style:font-size-asian="16pt" style:font-size-complex="16pt"/>
    </style:style>
    <style:style style:name="P24" style:family="paragraph" style:parent-style-name="Standard">
      <style:text-properties officeooo:rsid="00167250" officeooo:paragraph-rsid="00167250"/>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text-properties officeooo:rsid="001c72f9" officeooo:paragraph-rsid="001c72f9"/>
    </style:style>
    <style:style style:name="P28" style:family="paragraph" style:parent-style-name="Standard" style:list-style-name="L1">
      <style:text-properties officeooo:rsid="0010d55c" officeooo:paragraph-rsid="0010d55c"/>
    </style:style>
    <style:style style:name="P29" style:family="paragraph" style:parent-style-name="Standard" style:list-style-name="L3">
      <style:text-properties officeooo:rsid="0010d55c" officeooo:paragraph-rsid="0010d55c"/>
    </style:style>
    <style:style style:name="P30" style:family="paragraph" style:parent-style-name="Standard" style:list-style-name="L5">
      <style:text-properties officeooo:rsid="0010d55c" officeooo:paragraph-rsid="0010d55c"/>
    </style:style>
    <style:style style:name="P31" style:family="paragraph" style:parent-style-name="Standard" style:list-style-name="L1">
      <style:text-properties officeooo:rsid="00179611" officeooo:paragraph-rsid="00179611"/>
    </style:style>
    <style:style style:name="P32" style:family="paragraph" style:parent-style-name="Standard" style:list-style-name="L1">
      <style:text-properties officeooo:rsid="001c72f9" officeooo:paragraph-rsid="001c72f9"/>
    </style:style>
    <style:style style:name="P33" style:family="paragraph" style:parent-style-name="Standard" style:list-style-name="L3">
      <style:text-properties officeooo:rsid="001c72f9" officeooo:paragraph-rsid="001c72f9"/>
    </style:style>
    <style:style style:name="P34" style:family="paragraph" style:parent-style-name="Standard" style:list-style-name="L2">
      <style:text-properties fo:color="#000000" officeooo:rsid="00126530" officeooo:paragraph-rsid="00126530"/>
    </style:style>
    <style:style style:name="P35" style:family="paragraph" style:parent-style-name="Standard" style:list-style-name="L4">
      <style:text-properties fo:color="#000000" officeooo:rsid="001248e0" officeooo:paragraph-rsid="001248e0"/>
    </style:style>
    <style:style style:name="P36" style:family="paragraph" style:parent-style-name="Standard" style:list-style-name="L4">
      <style:text-properties fo:color="#000000" officeooo:rsid="001248e0" officeooo:paragraph-rsid="001c72f9"/>
    </style:style>
    <style:style style:name="P37" style:family="paragraph" style:parent-style-name="Standard" style:list-style-name="L4">
      <style:text-properties fo:color="#000000" officeooo:rsid="0012a80a" officeooo:paragraph-rsid="0012a80a"/>
    </style:style>
    <style:style style:name="P38" style:family="paragraph" style:parent-style-name="Standard" style:list-style-name="L4">
      <style:text-properties fo:color="#000000" officeooo:rsid="001c72f9" officeooo:paragraph-rsid="001c72f9"/>
    </style:style>
    <style:style style:name="P39" style:family="paragraph" style:parent-style-name="Standard">
      <style:text-properties fo:color="#000000" fo:font-size="12pt" officeooo:rsid="00126ec4" officeooo:paragraph-rsid="00126ec4" style:font-size-asian="10.5pt" style:font-size-complex="12pt"/>
    </style:style>
    <style:style style:name="P40" style:family="paragraph" style:parent-style-name="Standard">
      <style:text-properties fo:color="#000000" fo:font-size="12pt" style:text-underline-style="none" fo:font-weight="normal" officeooo:rsid="0023f69b" officeooo:paragraph-rsid="0023f69b" style:font-size-asian="10.5pt" style:font-weight-asian="normal" style:font-size-complex="12pt" style:font-weight-complex="normal"/>
    </style:style>
    <style:style style:name="P41" style:family="paragraph" style:parent-style-name="Standard" style:list-style-name="L5">
      <style:text-properties officeooo:rsid="001caf5a" officeooo:paragraph-rsid="001d6bef"/>
    </style:style>
    <style:style style:name="P42" style:family="paragraph" style:parent-style-name="Standard" style:list-style-name="L5">
      <style:text-properties officeooo:rsid="001d6bef" officeooo:paragraph-rsid="001d6bef"/>
    </style:style>
    <style:style style:name="P43" style:family="paragraph" style:parent-style-name="Standard" style:list-style-name="L6">
      <style:text-properties officeooo:rsid="001d6bef" officeooo:paragraph-rsid="001d6bef"/>
    </style:style>
    <style:style style:name="P44" style:family="paragraph" style:parent-style-name="Standard" style:list-style-name="L7">
      <style:text-properties officeooo:rsid="001d6bef" officeooo:paragraph-rsid="001d6bef"/>
    </style:style>
    <style:style style:name="P45" style:family="paragraph" style:parent-style-name="Standard">
      <style:text-properties officeooo:rsid="001d6bef" officeooo:paragraph-rsid="001d6bef"/>
    </style:style>
    <style:style style:name="P46" style:family="paragraph" style:parent-style-name="Standard" style:list-style-name="L6">
      <style:text-properties officeooo:rsid="00167250" officeooo:paragraph-rsid="00167250"/>
    </style:style>
    <style:style style:name="P47" style:family="paragraph" style:parent-style-name="Standard" style:list-style-name="L7">
      <style:text-properties officeooo:rsid="00167250" officeooo:paragraph-rsid="00167250"/>
    </style:style>
    <style:style style:name="P48"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d55c" officeooo:paragraph-rsid="0010d55c" style:font-size-asian="24pt" style:font-weight-asian="bold" style:font-size-complex="24pt" style:font-weight-complex="bold"/>
    </style:style>
    <style:style style:name="P49"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2a121" officeooo:paragraph-rsid="0022a121" style:font-size-asian="16pt" style:font-weight-asian="bold" style:font-size-complex="16pt" style:font-weight-complex="bold"/>
    </style:style>
    <style:style style:name="P50" style:family="paragraph" style:parent-style-name="Standard">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P51"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T1" style:family="text">
      <style:text-properties officeooo:rsid="001248e0"/>
    </style:style>
    <style:style style:name="T2" style:family="text">
      <style:text-properties fo:color="#0000ff"/>
    </style:style>
    <style:style style:name="T3" style:family="text">
      <style:text-properties fo:color="#0000ff" officeooo:rsid="0019cac0"/>
    </style:style>
    <style:style style:name="T4" style:family="text">
      <style:text-properties fo:color="#0000ff" officeooo:rsid="001b9f91"/>
    </style:style>
    <style:style style:name="T5" style:family="text">
      <style:text-properties fo:color="#0000ff" officeooo:rsid="001c72f9"/>
    </style:style>
    <style:style style:name="T6" style:family="text">
      <style:text-properties fo:color="#000000"/>
    </style:style>
    <style:style style:name="T7" style:family="text">
      <style:text-properties fo:color="#000000" fo:font-size="12pt" style:font-size-asian="10.5pt" style:font-size-complex="12pt"/>
    </style:style>
    <style:style style:name="T8" style:family="text">
      <style:text-properties fo:color="#000000" fo:font-size="12pt" officeooo:rsid="00138c8f" style:font-size-asian="10.5pt" style:font-size-complex="12pt"/>
    </style:style>
    <style:style style:name="T9" style:family="text">
      <style:text-properties fo:color="#000000" fo:font-size="12pt" officeooo:rsid="0022a121" style:font-size-asian="10.5pt" style:font-size-complex="12pt"/>
    </style:style>
    <style:style style:name="T10" style:family="text">
      <style:text-properties fo:color="#000000" fo:font-size="12pt" fo:font-style="normal" style:font-size-asian="10.5pt" style:font-style-asian="normal" style:font-size-complex="12pt" style:font-style-complex="normal"/>
    </style:style>
    <style:style style:name="T11" style:family="text">
      <style:text-properties fo:color="#000000" fo:font-size="12pt" fo:font-style="normal" officeooo:rsid="0022a121" style:font-size-asian="10.5pt" style:font-style-asian="normal" style:font-size-complex="12pt" style:font-style-complex="normal"/>
    </style:style>
    <style:style style:name="T12" style:family="text">
      <style:text-properties fo:color="#000000" officeooo:rsid="0019cac0"/>
    </style:style>
    <style:style style:name="T13" style:family="text">
      <style:text-properties fo:color="#000000" officeooo:rsid="001b9f91"/>
    </style:style>
    <style:style style:name="T14" style:family="text">
      <style:text-properties officeooo:rsid="00126530"/>
    </style:style>
    <style:style style:name="T15" style:family="text">
      <style:text-properties officeooo:rsid="0012a80a"/>
    </style:style>
    <style:style style:name="T16" style:family="text">
      <style:text-properties officeooo:rsid="00138c8f"/>
    </style:style>
    <style:style style:name="T17" style:family="text">
      <style:text-properties officeooo:rsid="0014f441"/>
    </style:style>
    <style:style style:name="T18" style:family="text">
      <style:text-properties officeooo:rsid="00167250"/>
    </style:style>
    <style:style style:name="T19" style:family="text">
      <style:text-properties officeooo:rsid="00179611"/>
    </style:style>
    <style:style style:name="T20" style:family="text">
      <style:text-properties officeooo:rsid="001c72f9"/>
    </style:style>
    <style:style style:name="T21" style:family="text">
      <style:text-properties officeooo:rsid="001caf5a"/>
    </style:style>
    <style:style style:name="T22" style:family="text">
      <style:text-properties officeooo:rsid="001d6bef"/>
    </style:style>
    <style:style style:name="T23" style:family="text">
      <style:text-properties officeooo:rsid="0020f554"/>
    </style:style>
    <style:style style:name="T24" style:family="text">
      <style:text-properties officeooo:rsid="0022a121"/>
    </style:style>
    <style:style style:name="T25" style:family="text">
      <style:text-properties fo:font-style="italic" officeooo:rsid="0022a121" style:font-style-asian="italic" style:font-style-complex="italic"/>
    </style:style>
    <style:style style:name="T26" style:family="text">
      <style:text-properties fo:font-style="normal" officeooo:rsid="0022a121" style:font-style-asian="normal"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Gameplay</text:p>
      <text:p text:style-name="P3"/>
      <text:p text:style-name="P49">Systeme des combats</text:p>
      <text:p text:style-name="P1"/>
      <text:p text:style-name="P4">Choix de combats :</text:p>
      <text:p text:style-name="P1"><text:tab/>Mobs se déplaçant sur la carte. <text:span text:style-name="T1">À l'intersection avec un monstre, on pourra demander au joueur s'il veut fuir ou accepter le combat (on peut faire accepter le combat via les paramètres)</text:span></text:p>
      <text:p text:style-name="P1"/>
      <text:p text:style-name="P4">Stat<text:span text:style-name="T1">istiques</text:span> :</text:p>
      <text:list xml:id="list2555013587056049066" text:style-name="L1">
        <text:list-item>
          <text:p text:style-name="P28">Vie /<text:span text:style-name="T20">Énergie</text:span></text:p>
        </text:list-item>
        <text:list-item>
          <text:p text:style-name="P28">Force /<text:span text:style-name="T20">Dégâts physiques infligés</text:span></text:p>
        </text:list-item>
        <text:list-item>
          <text:p text:style-name="P28">Défense /<text:span text:style-name="T20">Dégâts subits</text:span></text:p>
        </text:list-item>
        <text:list-item>
          <text:p text:style-name="P28">Vitesse /<text:span text:style-name="T20">Fréquence des attaques/ possibilité d'esquive</text:span></text:p>
        </text:list-item>
        <text:list-item>
          <text:p text:style-name="P28">Dextérité /<text:span text:style-name="T20">Possibilité de blocage de l'attaque ennemie</text:span></text:p>
        </text:list-item>
        <text:list-item>
          <text:p text:style-name="P28">Magie /<text:span text:style-name="T20">Dégâts non physiques infligés</text:span></text:p>
        </text:list-item>
        <text:list-item>
          <text:p text:style-name="P28">Précision /<text:span text:style-name="T20">Réussite de l'attaque</text:span></text:p>
        </text:list-item>
        <text:list-item>
          <text:p text:style-name="P31">Technique /<text:span text:style-name="T20">Possibilité de riposte/contre attaque (même sans blocage ou esquive)</text:span></text:p>
        </text:list-item>
        <text:list-item>
          <text:p text:style-name="P28">Morale /<text:span text:style-name="T20">Diminution des dégâts infligés en cas de mort d'un personnage allié, augmentation en cas de mort d'un ennemi</text:span></text:p>
        </text:list-item>
        <text:list-item>
          <text:p text:style-name="P28">Fatigue /<text:span text:style-name="T20">Diminution des dégâts en cas de baisse de vie</text:span></text:p>
        </text:list-item>
        <text:list-item>
          <text:p text:style-name="P32">Endurance /Résistance a la 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 se calculera en fonction de la fatigue, mais aussi du nombre de monstres en face, du nombre de coups réussi<text:span text:style-name="T15">s</text:span> et raté<text:span text:style-name="T15">s</text:span>, du nombre de coups reçu. Elle se calcule en pourcentage et sera complète après chaque « nuit ». Le moral augmente un peu après chaque victoire, chaque monstre détruit, et diminuera fortement si un compagnon meurt.</text:p>
      <text:p text:style-name="P1">Le moral influencera la précision, la magie ainsi que la vitesse et la dextérité.</text:p>
      <text:p text:style-name="P27">Cependant, certaines classe ont la capacité du berserk (ou berserker) qui, quand la santé est critique, entraîne un augmentation de la force de la vitesse de la technique la dextérité et la défense</text:p>
      <text:p text:style-name="P1"/>
      <text:p text:style-name="P6">Fatigue :</text:p>
      <text:p text:style-name="P19"><draw:frame draw:style-name="fr1" draw:name="Objet6" text:anchor-type="as-char" svg:y="-2.013cm" svg:width="6.892cm" svg:height="2.432cm" draw:z-index="5"><draw:object xlink:href="./Object 6" xlink:type="simple" xlink:show="embed" xlink:actuate="onLoad"/><draw:image xlink:href="./ObjectReplacements/Object 6" xlink:type="simple" xlink:show="embed" xlink:actuate="onLoad"/></draw:frame></text:p>
      <text:p text:style-name="P11"><text:tab/><text:span text:style-name="T6">De </text:span><text:span text:style-name="T6"><draw:frame draw:style-name="fr1" draw:name="Objet1" text:anchor-type="as-char" svg:y="-0.661cm" svg:width="2.819cm" svg:height="1.081cm" draw:z-index="0"><draw:object xlink:href="./Object 1" xlink:type="simple" xlink:show="embed" xlink:actuate="onLoad"/><draw:image xlink:href="./ObjectReplacements/Object 1" xlink:type="simple" xlink:show="embed" xlink:actuate="onLoad"/></draw:frame></text:span><text:span text:style-name="T6"> pour trouver </text:span><text:span text:style-name="T6"><draw:frame draw:style-name="fr1" draw:name="Objet2" text:anchor-type="as-char" svg:y="-0.661cm" svg:width="2.545cm" svg:height="1.655cm" draw:z-index="1"><draw:object xlink:href="./Object 2" xlink:type="simple" xlink:show="embed" xlink:actuate="onLoad"/><draw:image xlink:href="./ObjectReplacements/Object 2" xlink:type="simple" xlink:show="embed" xlink:actuate="onLoad"/></draw:frame></text:span><text:span text:style-name="T6"> on a </text:span></text:p>
      <text:p text:style-name="P17"><text:soft-page-break/><draw:frame draw:style-name="fr1" draw:name="Objet3" text:anchor-type="as-char" svg:y="-0.661cm" svg:width="5.098cm" svg:height="1.078cm" draw:z-index="2"><draw:object xlink:href="./Object 3" xlink:type="simple" xlink:show="embed" xlink:actuate="onLoad"/><draw:image xlink:href="./ObjectReplacements/Object 3" xlink:type="simple" xlink:show="embed" xlink:actuate="onLoad"/></draw:frame></text:p>
      <text:p text:style-name="P17"/>
      <text:p text:style-name="P18">Le facteur va de 1 à 0,66 : on peut perdre jusqu'à 33 % de notre capacité d'attaque et de notre vitesse.</text:p>
      <text:p text:style-name="P17"/>
      <text:p text:style-name="P7">Dégât d'attaque :</text:p>
      <text:p text:style-name="P12"/>
      <text:p text:style-name="P17"><draw:frame draw:style-name="fr1" draw:name="Objet4" text:anchor-type="as-char" svg:y="-0.72cm" svg:width="8.677cm" svg:height="1.134cm" draw:z-index="3"><draw:object xlink:href="./Object 4" xlink:type="simple" xlink:show="embed" xlink:actuate="onLoad"/><draw:image xlink:href="./ObjectReplacements/Object 4" xlink:type="simple" xlink:show="embed" xlink:actuate="onLoad"/></draw:frame></text:p>
      <text:p text:style-name="P1"/>
      <text:p text:style-name="P22">Classe<text:span text:style-name="T19">s</text:span> :</text:p>
      <text:p text:style-name="P14"><text:tab/><text:span text:style-name="T14">Voilà la liste des classes de personnages avec leurs type d'armes favorites:</text:span></text:p>
      <text:list xml:id="list3470210893429192740" text:style-name="L2">
        <text:list-item>
          <text:p text:style-name="P34">Guerrier : <text:span text:style-name="T20">polyvalent (arme lourdes et légères et quelques sorts rudimentaires)</text:span>)</text:p>
        </text:list-item>
        <text:list-item>
          <text:p text:style-name="P34"><text:span text:style-name="T19">Barbare </text:span>: <text:span text:style-name="T20">armes légères et armes de jet</text:span></text:p>
        </text:list-item>
        <text:list-item>
          <text:p text:style-name="P34">Mage Noir : <text:span text:style-name="T23">armes magiques</text:span></text:p>
        </text:list-item>
        <text:list-item>
          <text:p text:style-name="P34">Mage Blanc : <text:span text:style-name="T23">armes magiques</text:span></text:p>
        </text:list-item>
        <text:list-item>
          <text:p text:style-name="P34">Invocateur: a<text:span text:style-name="T23">rmes magiques</text:span></text:p>
        </text:list-item>
        <text:list-item>
          <text:p text:style-name="P34">Tireur : <text:span text:style-name="T23">armes de jet</text:span></text:p>
        </text:list-item>
        <text:list-item>
          <text:p text:style-name="P34">Combattant : <text:span text:style-name="T20">armes au poing</text:span></text:p>
        </text:list-item>
        <text:list-item>
          <text:p text:style-name="P34">Chevalier : a<text:span text:style-name="T23">rmes lourdes</text:span></text:p>
        </text:list-item>
      </text:list>
      <text:p text:style-name="P15"/>
      <text:p text:style-name="P15"><text:tab/>Chaque personnages se verra attribuer des « points » de classe montrant sa maîtrise de la classe. Ainsi, on pourra supposer qu<text:span text:style-name="T15">'</text:span>un mage pourra être à l'aise avec une épée, s<text:span text:style-name="T15">'i</text:span>l a été guerrier avant. Bien entendu, il sera mieux avec un sceptre qu'une épée, mais un bonus épée pourra exister.</text:p>
      <text:p text:style-name="P1"/>
      <text:p text:style-name="P4">Phase de combats :</text:p>
      <text:p text:style-name="P4"/>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1731073199826025710" text:style-name="L3">
        <text:list-item>
          <text:p text:style-name="P29">Attaque</text:p>
        </text:list-item>
        <text:list-item>
          <text:p text:style-name="P29">Défense</text:p>
        </text:list-item>
        <text:list-item>
          <text:p text:style-name="P29">Magie</text:p>
        </text:list-item>
        <text:list-item>
          <text:p text:style-name="P29">Changer type d'armes</text:p>
        </text:list-item>
        <text:list-item>
          <text:p text:style-name="P29">Objets</text:p>
        </text:list-item>
        <text:list-item>
          <text:p text:style-name="P29">Attendre <text:span text:style-name="T18">que</text:span> « machin » attaque</text:p>
        </text:list-item>
        <text:list-item>
          <text:p text:style-name="P33">Attaques spéciales/combos/ultimes (<text:span text:style-name="T22">en collaboration </text:span>ave<text:span text:style-name="T22">c</text:span> d'autres personnages)</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
      <text:p text:style-name="P1"><text:tab/>On assimilera une « barre » de progression pour chaque personnages. Le seuil où les personnages sont apte à attaquer est « 100 ». A chaque fois que la barre est remplie, le joueur pourra <text:soft-page-break/>faire une action.</text:p>
      <text:p text:style-name="P1"/>
      <text:p text:style-name="P5">Attaque :</text:p>
      <text:p text:style-name="P2"><text:tab/>Chaque attaque « physique » se verra associé un jet d'attaque : c'est une action que le joueur doit faire (appuyer sur un bouton à un moment précis). Cette action pourra déterminer un bonus ou un malus à l'attaque, suivant si l'action est plus ou moins réussi. Elle influencera aussi la présicion de l'attaque. Chaque jet d'attaque réussi pourra plus ou moins augmenter le moral (la fatigue elle continuera de baisser). Si elle est raté, le morale diminuera.</text:p>
      <text:p text:style-name="P2"/>
      <text:p text:style-name="P5">Défense :</text:p>
      <text:p text:style-name="P2"><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2"/>
      <text:p text:style-name="P5">Magie :</text:p>
      <text:p text:style-name="P2"><text:tab/>Chaque attaque magique se verra associer un type. On distingue deux catégories de magies : la magie noire et la magie blanche.</text:p>
      <text:p text:style-name="P2"/>
      <text:p text:style-name="P2"><text:tab/><text:span text:style-name="T2">Magie noire/</text:span><text:span text:style-name="T5">élémentaire</text:span><text:span text:style-name="T2"> :</text:span></text:p>
      <text:p text:style-name="P2"><text:span text:style-name="T2"><text:tab/><text:tab/></text:span><text:span text:style-name="T6">La magie noire sera composé des sorts d'attaques ou d'altération d'état. Chaque sort aura un des types suivants :</text:span></text:p>
      <text:list xml:id="list7484624654253637120" text:style-name="L4">
        <text:list-item>
          <text:p text:style-name="P35">Feu</text:p>
        </text:list-item>
        <text:list-item>
          <text:p text:style-name="P35">Glace</text:p>
        </text:list-item>
        <text:list-item>
          <text:p text:style-name="P35">Foudre</text:p>
        </text:list-item>
        <text:list-item>
          <text:p text:style-name="P35">Eau</text:p>
        </text:list-item>
        <text:list-item>
          <text:p text:style-name="P37">Terre</text:p>
        </text:list-item>
        <text:list-item>
          <text:p text:style-name="P35">Vent</text:p>
        </text:list-item>
        <text:list-item>
          <text:p text:style-name="P36">Ténèbres </text:p>
        </text:list-item>
        <text:list-item>
          <text:p text:style-name="P38">Altérations</text:p>
        </text:list-item>
      </text:list>
      <text:p text:style-name="P13"/>
      <text:p text:style-name="P2"><text:span text:style-name="T6"><text:tab/></text:span><text:span text:style-name="T2">Magie blanche/</text:span><text:span text:style-name="T5">support</text:span><text:span text:style-name="T2"> :</text:span></text:p>
      <text:p text:style-name="P13"><text:tab/><text:tab/>La magie blanche <text:span text:style-name="T20">sera une magie de support</text:span>. Elle pourra soigner les bless<text:span text:style-name="T16">és</text:span> (augmenter la vie, guérir des altérations d'état), mais aussi augmenter les statistiques des coéquipiers comme la fatigue, le morale, la défense ou encore l'attaque par exemple. <text:span text:style-name="T16">Efficace contre les morts-vivants</text:span></text:p>
      <text:p text:style-name="P1"/>
      <text:p text:style-name="P5">Type d'arme :</text:p>
      <text:p text:style-name="P1"><text:tab/>Le type d'arme est essentiel pour attaquer certaines espèces de monstres. Un marteau ou une épée ne pourra jamais toucher un oiseau par exemple. On <text:span text:style-name="T1">définira</text:span> les types d'armes suivant :</text:p>
      <text:p text:style-name="P1"/>
      <text:list xml:id="list7463903767490050061" text:style-name="L5">
        <text:list-item>
          <text:p text:style-name="P30"><text:span text:style-name="T16">Armes de jet/a distance</text:span>: arc, <text:span text:style-name="T20">arbalètes, </text:span>pistolet, <text:span text:style-name="T1">boomerang, chaînes, hachettes, javelot (skill plus élevé nécessaire</text:span>)</text:p>
        </text:list-item>
        <text:list-item>
          <text:p text:style-name="P41">Armes au poing: gants, griffes, lame d'assassin, <text:span text:style-name="T22">cornes/serres/os(pour certaines races)</text:span></text:p>
        </text:list-item>
        <text:list-item>
          <text:p text:style-name="P30"><text:span text:style-name="T16">Armes légères de corps à corps</text:span>: épée, hache, <text:span text:style-name="T21">chaînes, faucheuses, bâton</text:span></text:p>
        </text:list-item>
        <text:list-item>
          <text:p text:style-name="P30"><text:span text:style-name="T16">Armes lourdes de corps à corps: </text:span>marteau, masse, <text:span text:style-name="T16">espadon, hallebardes, morgenstern, grandes faux, hache d'armes, </text:span><text:span text:style-name="T25">boucliers</text:span></text:p>
        </text:list-item>
        <text:list-item>
          <text:p text:style-name="P42">Armes  <text:span text:style-name="T24">magiques </text:span>: sceptres, gants/bijoux de bras(bagues, bracelets) avec gemmes</text:p>
        </text:list-item>
      </text:list>
      <text:p text:style-name="P1"/>
      <text:p text:style-name="P1"><text:soft-page-break/>Les <text:span text:style-name="T21">armes non tranchantes</text:span> pourront <text:span text:style-name="T25">briser</text:span> des ennemis (qui ne peuvent pas être tranché<text:span text:style-name="T16">s</text:span>), <text:span text:style-name="T1">tandis que les armes de jets ou a distance seront plus efficaces sur les monstres aériens par exemple. Le type d'arme influencera aussi l'attaque (selon sa classe) de la personne ainsi que sa vitesse.</text:span></text:p>
      <text:p text:style-name="P1"/>
      <text:p text:style-name="P2">À ce type on ajoutera des caractéristiques élémentaires, tel que ce<text:span text:style-name="T16">lles</text:span> vu<text:span text:style-name="T16">es</text:span> dans la rubrique magie.</text:p>
      <text:p text:style-name="P2"/>
      <text:p text:style-name="P8">Bonus :</text:p>
      <text:p text:style-name="P8"/>
      <text:p text:style-name="Standard"><text:span text:style-name="T6"><text:tab/></text:span><text:span text:style-name="T2">A</text:span><text:span text:style-name="T3">rc</text:span><text:span text:style-name="T4">s</text:span><text:span text:style-name="T3">/</text:span><text:span text:style-name="T4">pistolets/boomerangs/lances</text:span><text:span text:style-name="T3"> : </text:span><text:span text:style-name="T12">On défini un rayon autour du centre du personnage (centre du sprite) normalement de 40 pixels.</text:span></text:p>
      <text:p text:style-name="P25"><text:span text:style-name="T12"><text:tab/></text:span><text:span text:style-name="T12"><draw:frame draw:style-name="fr1" draw:name="Objet5" text:anchor-type="as-char" svg:y="-1.224cm" svg:width="5.032cm" svg:height="1.644cm" draw:z-index="4"><draw:object xlink:href="./Object 5" xlink:type="simple" xlink:show="embed" xlink:actuate="onLoad"/><draw:image xlink:href="./ObjectReplacements/Object 5" xlink:type="simple" xlink:show="embed" xlink:actuate="onLoad"/></draw:frame></text:span></text:p>
      <text:p text:style-name="P20"/>
      <text:p text:style-name="P26"><text:span text:style-name="T12"><text:tab/></text:span><text:span text:style-name="T4">Épées/Marteaux/Haches : </text:span><text:span text:style-name="T13">Chaque arme se verra un temps idéal qui doit être lever pour attaquer. L'utilisateur devra appuyer sur la touche action au moment pile où l'arme est en fonctionnement. Le temps maximal est de 2 fois le temps de monter de l'arme, (au bout de ce temps l'attaque s'effectuera).</text:span></text:p>
      <text:p text:style-name="P21"><draw:frame draw:style-name="fr1" draw:name="Objet7" text:anchor-type="as-char" svg:y="-1.353cm" svg:width="8.089cm" svg:height="1.773cm" draw:z-index="6"><draw:object xlink:href="./Object 7" xlink:type="simple" xlink:show="embed" xlink:actuate="onLoad"/><draw:image xlink:href="./ObjectReplacements/Object 7" xlink:type="simple" xlink:show="embed" xlink:actuate="onLoad"/></draw:frame></text:p>
      <text:p text:style-name="P21"/>
      <text:p text:style-name="P2"/>
      <text:p text:style-name="P9">Temps d'attente :</text:p>
      <text:p text:style-name="P10"><text:tab/><text:span text:style-name="T7">On peut, si c'est à notre tour d'attaquer, attendre que un coéquipier ou encore un ennemi est attaqu</text:span><text:span text:style-name="T8">é</text:span><text:span text:style-name="T7">. Attendre que un ennemie </text:span><text:span text:style-name="T11">ait</text:span><text:span text:style-name="T7"> attaqué peut être utile pour</text:span><text:span text:style-name="T10"> </text:span><text:span text:style-name="T11">effectuer une parade ou esquiver (la fréquence de ces événement et leur réussite dépendra des stats correspondantes)</text:span><text:span text:style-name="T7"> son attaque plus facilement, </text:span><text:span text:style-name="T9">et éventuellement effectuer une contre attaque</text:span></text:p>
      <text:p text:style-name="P16"><text:tab/>Pour les alliés, on pourra attendre son tour pour pouvoir faire une attaque <text:span text:style-name="T24">combinée</text:span>, une attaque composé d'une multitude d'actions, <text:span text:style-name="T24">cette alternative pourra aussi donner lieu a des combos plus puissants que de simples combos, les </text:span><text:span text:style-name="T25">supers combos, </text:span><text:span text:style-name="T26">et éventuellement a</text:span><text:span text:style-name="T24"> des </text:span><text:span text:style-name="T25">attaques ultimes</text:span>. La force et <text:span text:style-name="T17">l</text:span>e nombre d'actions dépendra de jets d'attaques réussi.</text:p>
      <text:p text:style-name="P16"/>
      <text:p text:style-name="P16"/>
      <text:p text:style-name="P23">Objets :</text:p>
      <text:p text:style-name="P23"/>
      <text:p text:style-name="P23"><text:tab/><text:span text:style-name="T7">Il existe différent type d'objets :</text:span></text:p>
      <text:list xml:id="list4182165639463505129" text:style-name="L6">
        <text:list-item>
          <text:p text:style-name="P46">Attaques (vs perso)</text:p>
        </text:list-item>
        <text:list-item>
          <text:p text:style-name="P46">Soins (vs perso)</text:p>
        </text:list-item>
        <text:list-item>
          <text:p text:style-name="P46"><text:span text:style-name="T24">Objets c</text:span>lés (pour l'histoire)</text:p>
        </text:list-item>
        <text:list-item>
          <text:p text:style-name="P46">Interactions (avec la carte)</text:p>
        </text:list-item>
        <text:list-item>
          <text:p text:style-name="P43">Artefacts (quêtes)</text:p>
        </text:list-item>
      </text:list>
      <text:p text:style-name="P24"/>
      <text:p text:style-name="P24"><text:tab/>On comptera aussi les équipements :</text:p>
      <text:list xml:id="list5030564223057812734" text:style-name="L7">
        <text:list-item>
          <text:p text:style-name="P47">Armes (un type et des stats associés)</text:p>
        </text:list-item>
        <text:list-item>
          <text:p text:style-name="P47">Armures (un type et des stats associés)</text:p>
        </text:list-item>
        <text:list-item>
          <text:p text:style-name="P47"><text:soft-page-break/>Casques (stats associés)</text:p>
        </text:list-item>
        <text:list-item>
          <text:p text:style-name="P47">Jambes (stats associés)</text:p>
        </text:list-item>
        <text:list-item>
          <text:p text:style-name="P47">Mains (stats associés)</text:p>
        </text:list-item>
        <text:list-item>
          <text:p text:style-name="P44">Bras (stats associés)</text:p>
        </text:list-item>
        <text:list-item>
          <text:p text:style-name="P44">Bijoux (arme magique)</text:p>
        </text:list-item>
        <text:list-item>
          <text:p text:style-name="P44">Gants (stats associés+arme magique)</text:p>
        </text:list-item>
        <text:list-item>
          <text:p text:style-name="P44">Gemmes (équipement pour les armes magiques)</text:p>
        </text:list-item>
      </text:list>
      <text:p text:style-name="P45"/>
      <text:p text:style-name="P45"/>
      <text:p text:style-name="P51">Interactions avec le monde</text:p>
      <text:p text:style-name="P50"/>
      <text:p text:style-name="P40">on pourra inclure la possibilité d'utiliser des monture, de différent types, permettant des déplacement plus rapides dans diverses situations (aérienne, sous terraine, marine, terrestre, sous marine) ; ces monture pourront être achetées ou capturées a la fin d'un combat, il va de soi qu'elle peuvent aussi intervenir lors de ceux-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3-30T14:34:30.541000000</dc:date>
    <meta:editing-duration>PT21M58S</meta:editing-duration>
    <meta:editing-cycles>12</meta:editing-cycles>
    <meta:generator>LibreOffice/4.1.5.3$Windows_x86 LibreOffice_project/1c1366bba2ba2b554cd2ca4d87c06da81c05d24</meta:generator>
    <meta:document-statistic meta:table-count="0" meta:image-count="0" meta:object-count="7" meta:page-count="5" meta:paragraph-count="105" meta:word-count="1303" meta:character-count="7758" meta:non-whitespace-character-count="6575"/>
  </office:meta>
</office:document-meta>
</file>

<file path=Object 1/content.xml><?xml version="1.0" encoding="utf-8"?>
<math xmlns="http://www.w3.org/1998/Math/MathML" display="block">
  <semantics>
    <mrow>
      <mrow>
        <mn>1</mn>
        <mo stretchy="false">/</mo>
        <mrow>
          <mo fence="true" stretchy="false">(</mo>
          <mrow>
            <mrow>
              <mn>1</mn>
              <mo stretchy="false">+</mo>
              <mi>x</mi>
            </mrow>
          </mrow>
          <mo fence="true" stretchy="false">)</mo>
        </mrow>
        <mo stretchy="false">∗</mo>
        <mi>x</mi>
      </mrow>
      <mo stretchy="false">=</mo>
      <mfrac>
        <mn>2</mn>
        <mn>3</mn>
      </mfrac>
    </mrow>
    <annotation encoding="StarMath 5.0">1/( 1+x )*x = { 2 } over { 3 }</annotation>
  </semantics>
</math>
</file>

<file path=Object 2/content.xml><?xml version="1.0" encoding="utf-8"?>
<math xmlns="http://www.w3.org/1998/Math/MathML" display="block">
  <semantics>
    <mrow>
      <mi>x</mi>
      <mo stretchy="false">=</mo>
      <mfrac>
        <mn>2</mn>
        <mrow>
          <mrow>
            <mo fence="true" stretchy="false">(</mo>
            <mrow>
              <mrow>
                <mn>1</mn>
                <mo stretchy="false">−</mo>
                <mfrac>
                  <mn>2</mn>
                  <mn>3</mn>
                </mfrac>
              </mrow>
            </mrow>
            <mo fence="true" stretchy="false">)</mo>
          </mrow>
          <mo stretchy="false">∗</mo>
          <mn>3</mn>
        </mrow>
      </mfrac>
    </mrow>
    <annotation encoding="StarMath 5.0">x= { 2 } over { (1-{2} over {3})*3 }
</annotation>
  </semantics>
</math>
</file>

<file path=Object 3/content.xml><?xml version="1.0" encoding="utf-8"?>
<math xmlns="http://www.w3.org/1998/Math/MathML" display="block">
  <semantics>
    <mrow>
      <msub>
        <mi mathvariant="italic">Facteur</mi>
        <mi mathvariant="italic">fatigue</mi>
      </msub>
      <mo stretchy="false">=</mo>
      <mrow>
        <mfrac>
          <mn>1</mn>
          <mrow>
            <mi mathvariant="italic">fatigue</mi>
            <mo stretchy="false">+</mo>
            <mi>x</mi>
          </mrow>
        </mfrac>
        <mo stretchy="false">∗</mo>
        <mi>x</mi>
      </mrow>
    </mrow>
    <annotation encoding="StarMath 5.0">Facteur_fatigue = { 1 } over { fatigue + x } * x</annotation>
  </semantics>
</math>
</file>

<file path=Object 4/content.xml><?xml version="1.0" encoding="utf-8"?>
<math xmlns="http://www.w3.org/1998/Math/MathML" display="block">
  <semantics>
    <mrow>
      <mi mathvariant="italic">Dégât</mi>
      <mo stretchy="false">=</mo>
      <mrow>
        <mfrac>
          <msup>
            <mrow>
              <mo fence="true" stretchy="false">(</mo>
              <mrow>
                <mrow>
                  <mi mathvariant="italic">attaque</mi>
                  <mo stretchy="false">+</mo>
                  <mrow>
                    <mi mathvariant="italic">attaque</mi>
                    <mo stretchy="false">∗</mo>
                    <mi mathvariant="italic">bonus</mi>
                  </mrow>
                </mrow>
              </mrow>
              <mo fence="true" stretchy="false">)</mo>
            </mrow>
            <mn>2</mn>
          </msup>
          <mi mathvariant="italic">defense</mi>
        </mfrac>
        <mo stretchy="false">∗</mo>
        <msub>
          <mi mathvariant="italic">facteur</mi>
          <mi mathvariant="italic">fatigue</mi>
        </msub>
      </mrow>
    </mrow>
    <annotation encoding="StarMath 5.0">Dégât = {(attaque + attaque * bonus)}^2 over { defense } * facteur_fatigue</annotation>
  </semantics>
</math>
</file>

<file path=Object 5/content.xml><?xml version="1.0" encoding="utf-8"?>
<math xmlns="http://www.w3.org/1998/Math/MathML" display="block">
  <semantics>
    <mrow>
      <mi mathvariant="italic">bonus</mi>
      <mo stretchy="false">=</mo>
      <mfrac>
        <mrow>
          <mfrac>
            <mrow>
              <mi mathvariant="italic">rayon</mi>
              <mo stretchy="false">−</mo>
              <mi mathvariant="italic">distance</mi>
            </mrow>
            <mi mathvariant="italic">rayon</mi>
          </mfrac>
          <mo stretchy="false">∗</mo>
          <mn>5</mn>
        </mrow>
        <mn>100</mn>
      </mfrac>
    </mrow>
    <annotation encoding="StarMath 5.0">bonus = { rayon - distance } over { rayon } * { 5 } over { 100 }</annotation>
  </semantics>
</math>
</file>

<file path=Object 6/content.xml><?xml version="1.0" encoding="utf-8"?>
<math xmlns="http://www.w3.org/1998/Math/MathML" display="block">
  <semantics>
    <mrow>
      <mi mathvariant="italic">fatigue</mi>
      <mo stretchy="false">=</mo>
      <mrow>
        <mn>1</mn>
        <mo stretchy="false">−</mo>
        <mfrac>
          <mrow>
            <mrow>
              <mo fence="true" stretchy="false">(</mo>
              <mrow>
                <mfrac>
                  <mrow>
                    <msqrt>
                      <mfrac>
                        <mi mathvariant="italic">PV</mi>
                        <msub>
                          <mi mathvariant="italic">PV</mi>
                          <mi mathvariant="italic">max</mi>
                        </msub>
                      </mfrac>
                    </msqrt>
                    <mo stretchy="false">∗</mo>
                    <mi mathvariant="italic">endurance</mi>
                  </mrow>
                  <mrow>
                    <msub>
                      <mi mathvariant="italic">coup</mi>
                      <mi mathvariant="italic">donne</mi>
                    </msub>
                    <mo stretchy="false">+</mo>
                    <mi mathvariant="italic">endurance</mi>
                  </mrow>
                </mfrac>
              </mrow>
              <mo fence="true" stretchy="false">)</mo>
            </mrow>
            <mo stretchy="false">∗</mo>
            <mn>1</mn>
          </mrow>
          <mn>100</mn>
        </mfrac>
      </mrow>
    </mrow>
    <annotation encoding="StarMath 5.0">fatigue = 1- ( sqrt{{PV} over {PV_max}} * {endurance} over {coup_donne + endurance} ) * { 1 } over { 100 }</annotation>
  </semantics>
</math>
</file>

<file path=Object 7/content.xml><?xml version="1.0" encoding="utf-8"?>
<math xmlns="http://www.w3.org/1998/Math/MathML" display="block">
  <semantics>
    <mrow>
      <mi mathvariant="italic">bonus</mi>
      <mo stretchy="false">=</mo>
      <mfrac>
        <mrow>
          <mfrac>
            <mrow>
              <msub>
                <mi mathvariant="italic">temps</mi>
                <mi mathvariant="italic">monter</mi>
              </msub>
              <mo stretchy="false">−</mo>
              <mrow>
                <mn>2</mn>
                <mo stretchy="false">∗</mo>
                <mrow>
                  <mo fence="true" stretchy="true">|</mo>
                  <mrow>
                    <mrow>
                      <mi mathvariant="italic">temps</mi>
                      <mo stretchy="false">−</mo>
                      <msub>
                        <mi mathvariant="italic">temps</mi>
                        <mi mathvariant="italic">monter</mi>
                      </msub>
                    </mrow>
                  </mrow>
                  <mo fence="true" stretchy="true">|</mo>
                </mrow>
              </mrow>
            </mrow>
            <msub>
              <mi mathvariant="italic">temps</mi>
              <mi mathvariant="italic">monter</mi>
            </msub>
          </mfrac>
          <mo stretchy="false">∗</mo>
          <mn>5</mn>
        </mrow>
        <mn>100</mn>
      </mfrac>
    </mrow>
    <annotation encoding="StarMath 5.0">bonus = { temps_monter - 2*abs{temps - temps_monter} } over { temps_monter } * { 5 } over { 100 }</annotation>
  </semantics>
</math>
</file>